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fr1" style:family="graphic" style:parent-style-name="Labels">
      <style:graphic-properties style:vertical-pos="from-top" style:vertical-rel="page" style:horizontal-pos="from-left" style:horizontal-rel="page"/>
    </style:style>
    <style:style style:name="Sect1" style:family="section">
      <style:section-properties style:editable="false">
        <style:columns fo:column-count="1" fo:column-gap="0m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Rámec65" text:anchor-type="page" text:anchor-page-number="1" svg:x="161.98mm" svg:y="265.13mm" svg:width="37.99mm" svg:height="21.2mm" draw:z-index="64">
        <draw:text-box>
          <text:section text:style-name="Sect1" text:name="Sekce64" text:protected="true">
            <text:section-source text:section-name="MasterLabel"/>
            <text:p text:style-name="Standard"/>
          </text:section>
        </draw:text-box>
      </draw:frame>
      <draw:frame draw:style-name="fr1" draw:name="Rámec64" text:anchor-type="page" text:anchor-page-number="1" svg:x="123.98mm" svg:y="265.13mm" svg:width="37.99mm" svg:height="21.2mm" draw:z-index="63">
        <draw:text-box>
          <text:section text:style-name="Sect1" text:name="Sekce63" text:protected="true">
            <text:section-source text:section-name="MasterLabel"/>
            <text:p text:style-name="Standard"/>
          </text:section>
        </draw:text-box>
      </draw:frame>
      <draw:frame draw:style-name="fr1" draw:name="Rámec63" text:anchor-type="page" text:anchor-page-number="1" svg:x="85.99mm" svg:y="265.13mm" svg:width="37.99mm" svg:height="21.2mm" draw:z-index="62">
        <draw:text-box>
          <text:section text:style-name="Sect1" text:name="Sekce62" text:protected="true">
            <text:section-source text:section-name="MasterLabel"/>
            <text:p text:style-name="Standard"/>
          </text:section>
        </draw:text-box>
      </draw:frame>
      <draw:frame draw:style-name="fr1" draw:name="Rámec62" text:anchor-type="page" text:anchor-page-number="1" svg:x="48mm" svg:y="265.13mm" svg:width="37.99mm" svg:height="21.2mm" draw:z-index="61">
        <draw:text-box>
          <text:section text:style-name="Sect1" text:name="Sekce61" text:protected="true">
            <text:section-source text:section-name="MasterLabel"/>
            <text:p text:style-name="Standard"/>
          </text:section>
        </draw:text-box>
      </draw:frame>
      <draw:frame draw:style-name="fr1" draw:name="Rámec61" text:anchor-type="page" text:anchor-page-number="1" svg:x="10mm" svg:y="265.13mm" svg:width="37.99mm" svg:height="21.2mm" draw:z-index="60">
        <draw:text-box>
          <text:section text:style-name="Sect1" text:name="Sekce60" text:protected="true">
            <text:section-source text:section-name="MasterLabel"/>
            <text:p text:style-name="Standard"/>
          </text:section>
        </draw:text-box>
      </draw:frame>
      <draw:frame draw:style-name="fr1" draw:name="Rámec60" text:anchor-type="page" text:anchor-page-number="1" svg:x="161.98mm" svg:y="243.93mm" svg:width="37.99mm" svg:height="21.2mm" draw:z-index="59">
        <draw:text-box>
          <text:section text:style-name="Sect1" text:name="Sekce59" text:protected="true">
            <text:section-source text:section-name="MasterLabel"/>
            <text:p text:style-name="Standard"/>
          </text:section>
        </draw:text-box>
      </draw:frame>
      <draw:frame draw:style-name="fr1" draw:name="Rámec59" text:anchor-type="page" text:anchor-page-number="1" svg:x="123.98mm" svg:y="243.93mm" svg:width="37.99mm" svg:height="21.2mm" draw:z-index="58">
        <draw:text-box>
          <text:section text:style-name="Sect1" text:name="Sekce58" text:protected="true">
            <text:section-source text:section-name="MasterLabel"/>
            <text:p text:style-name="Standard"/>
          </text:section>
        </draw:text-box>
      </draw:frame>
      <draw:frame draw:style-name="fr1" draw:name="Rámec58" text:anchor-type="page" text:anchor-page-number="1" svg:x="85.99mm" svg:y="243.93mm" svg:width="37.99mm" svg:height="21.2mm" draw:z-index="57">
        <draw:text-box>
          <text:section text:style-name="Sect1" text:name="Sekce57" text:protected="true">
            <text:section-source text:section-name="MasterLabel"/>
            <text:p text:style-name="Standard"/>
          </text:section>
        </draw:text-box>
      </draw:frame>
      <draw:frame draw:style-name="fr1" draw:name="Rámec57" text:anchor-type="page" text:anchor-page-number="1" svg:x="48mm" svg:y="243.93mm" svg:width="37.99mm" svg:height="21.2mm" draw:z-index="56">
        <draw:text-box>
          <text:section text:style-name="Sect1" text:name="Sekce56" text:protected="true">
            <text:section-source text:section-name="MasterLabel"/>
            <text:p text:style-name="Standard"/>
          </text:section>
        </draw:text-box>
      </draw:frame>
      <draw:frame draw:style-name="fr1" draw:name="Rámec56" text:anchor-type="page" text:anchor-page-number="1" svg:x="10mm" svg:y="243.93mm" svg:width="37.99mm" svg:height="21.2mm" draw:z-index="55">
        <draw:text-box>
          <text:section text:style-name="Sect1" text:name="Sekce55" text:protected="true">
            <text:section-source text:section-name="MasterLabel"/>
            <text:p text:style-name="Standard"/>
          </text:section>
        </draw:text-box>
      </draw:frame>
      <draw:frame draw:style-name="fr1" draw:name="Rámec55" text:anchor-type="page" text:anchor-page-number="1" svg:x="161.98mm" svg:y="222.73mm" svg:width="37.99mm" svg:height="21.2mm" draw:z-index="54">
        <draw:text-box>
          <text:section text:style-name="Sect1" text:name="Sekce54" text:protected="true">
            <text:section-source text:section-name="MasterLabel"/>
            <text:p text:style-name="Standard"/>
          </text:section>
        </draw:text-box>
      </draw:frame>
      <draw:frame draw:style-name="fr1" draw:name="Rámec54" text:anchor-type="page" text:anchor-page-number="1" svg:x="123.98mm" svg:y="222.73mm" svg:width="37.99mm" svg:height="21.2mm" draw:z-index="53">
        <draw:text-box>
          <text:section text:style-name="Sect1" text:name="Sekce53" text:protected="true">
            <text:section-source text:section-name="MasterLabel"/>
            <text:p text:style-name="Standard"/>
          </text:section>
        </draw:text-box>
      </draw:frame>
      <draw:frame draw:style-name="fr1" draw:name="Rámec53" text:anchor-type="page" text:anchor-page-number="1" svg:x="85.99mm" svg:y="222.73mm" svg:width="37.99mm" svg:height="21.2mm" draw:z-index="52">
        <draw:text-box>
          <text:section text:style-name="Sect1" text:name="Sekce52" text:protected="true">
            <text:section-source text:section-name="MasterLabel"/>
            <text:p text:style-name="Standard"/>
          </text:section>
        </draw:text-box>
      </draw:frame>
      <draw:frame draw:style-name="fr1" draw:name="Rámec52" text:anchor-type="page" text:anchor-page-number="1" svg:x="48mm" svg:y="222.73mm" svg:width="37.99mm" svg:height="21.2mm" draw:z-index="51">
        <draw:text-box>
          <text:section text:style-name="Sect1" text:name="Sekce51" text:protected="true">
            <text:section-source text:section-name="MasterLabel"/>
            <text:p text:style-name="Standard"/>
          </text:section>
        </draw:text-box>
      </draw:frame>
      <draw:frame draw:style-name="fr1" draw:name="Rámec51" text:anchor-type="page" text:anchor-page-number="1" svg:x="10mm" svg:y="222.73mm" svg:width="37.99mm" svg:height="21.2mm" draw:z-index="50">
        <draw:text-box>
          <text:section text:style-name="Sect1" text:name="Sekce50" text:protected="true">
            <text:section-source text:section-name="MasterLabel"/>
            <text:p text:style-name="Standard"/>
          </text:section>
        </draw:text-box>
      </draw:frame>
      <draw:frame draw:style-name="fr1" draw:name="Rámec50" text:anchor-type="page" text:anchor-page-number="1" svg:x="161.98mm" svg:y="201.52mm" svg:width="37.99mm" svg:height="21.2mm" draw:z-index="49">
        <draw:text-box>
          <text:section text:style-name="Sect1" text:name="Sekce49" text:protected="true">
            <text:section-source text:section-name="MasterLabel"/>
            <text:p text:style-name="Standard"/>
          </text:section>
        </draw:text-box>
      </draw:frame>
      <draw:frame draw:style-name="fr1" draw:name="Rámec49" text:anchor-type="page" text:anchor-page-number="1" svg:x="123.98mm" svg:y="201.52mm" svg:width="37.99mm" svg:height="21.2mm" draw:z-index="48">
        <draw:text-box>
          <text:section text:style-name="Sect1" text:name="Sekce48" text:protected="true">
            <text:section-source text:section-name="MasterLabel"/>
            <text:p text:style-name="Standard"/>
          </text:section>
        </draw:text-box>
      </draw:frame>
      <draw:frame draw:style-name="fr1" draw:name="Rámec48" text:anchor-type="page" text:anchor-page-number="1" svg:x="85.99mm" svg:y="201.52mm" svg:width="37.99mm" svg:height="21.2mm" draw:z-index="47">
        <draw:text-box>
          <text:section text:style-name="Sect1" text:name="Sekce47" text:protected="true">
            <text:section-source text:section-name="MasterLabel"/>
            <text:p text:style-name="Standard"/>
          </text:section>
        </draw:text-box>
      </draw:frame>
      <draw:frame draw:style-name="fr1" draw:name="Rámec47" text:anchor-type="page" text:anchor-page-number="1" svg:x="48mm" svg:y="201.52mm" svg:width="37.99mm" svg:height="21.2mm" draw:z-index="46">
        <draw:text-box>
          <text:section text:style-name="Sect1" text:name="Sekce46" text:protected="true">
            <text:section-source text:section-name="MasterLabel"/>
            <text:p text:style-name="Standard"/>
          </text:section>
        </draw:text-box>
      </draw:frame>
      <draw:frame draw:style-name="fr1" draw:name="Rámec46" text:anchor-type="page" text:anchor-page-number="1" svg:x="10mm" svg:y="201.52mm" svg:width="37.99mm" svg:height="21.2mm" draw:z-index="45">
        <draw:text-box>
          <text:section text:style-name="Sect1" text:name="Sekce45" text:protected="true">
            <text:section-source text:section-name="MasterLabel"/>
            <text:p text:style-name="Standard"/>
          </text:section>
        </draw:text-box>
      </draw:frame>
      <draw:frame draw:style-name="fr1" draw:name="Rámec45" text:anchor-type="page" text:anchor-page-number="1" svg:x="161.98mm" svg:y="180.32mm" svg:width="37.99mm" svg:height="21.2mm" draw:z-index="44">
        <draw:text-box>
          <text:section text:style-name="Sect1" text:name="Sekce44" text:protected="true">
            <text:section-source text:section-name="MasterLabel"/>
            <text:p text:style-name="Standard"/>
          </text:section>
        </draw:text-box>
      </draw:frame>
      <draw:frame draw:style-name="fr1" draw:name="Rámec44" text:anchor-type="page" text:anchor-page-number="1" svg:x="123.98mm" svg:y="180.32mm" svg:width="37.99mm" svg:height="21.2mm" draw:z-index="43">
        <draw:text-box>
          <text:section text:style-name="Sect1" text:name="Sekce43" text:protected="true">
            <text:section-source text:section-name="MasterLabel"/>
            <text:p text:style-name="Standard"/>
          </text:section>
        </draw:text-box>
      </draw:frame>
      <draw:frame draw:style-name="fr1" draw:name="Rámec43" text:anchor-type="page" text:anchor-page-number="1" svg:x="85.99mm" svg:y="180.32mm" svg:width="37.99mm" svg:height="21.2mm" draw:z-index="42">
        <draw:text-box>
          <text:section text:style-name="Sect1" text:name="Sekce42" text:protected="true">
            <text:section-source text:section-name="MasterLabel"/>
            <text:p text:style-name="Standard"/>
          </text:section>
        </draw:text-box>
      </draw:frame>
      <draw:frame draw:style-name="fr1" draw:name="Rámec42" text:anchor-type="page" text:anchor-page-number="1" svg:x="48mm" svg:y="180.32mm" svg:width="37.99mm" svg:height="21.2mm" draw:z-index="41">
        <draw:text-box>
          <text:section text:style-name="Sect1" text:name="Sekce41" text:protected="true">
            <text:section-source text:section-name="MasterLabel"/>
            <text:p text:style-name="Standard"/>
          </text:section>
        </draw:text-box>
      </draw:frame>
      <draw:frame draw:style-name="fr1" draw:name="Rámec41" text:anchor-type="page" text:anchor-page-number="1" svg:x="10mm" svg:y="180.32mm" svg:width="37.99mm" svg:height="21.2mm" draw:z-index="40">
        <draw:text-box>
          <text:section text:style-name="Sect1" text:name="Sekce40" text:protected="true">
            <text:section-source text:section-name="MasterLabel"/>
            <text:p text:style-name="Standard"/>
          </text:section>
        </draw:text-box>
      </draw:frame>
      <draw:frame draw:style-name="fr1" draw:name="Rámec40" text:anchor-type="page" text:anchor-page-number="1" svg:x="161.98mm" svg:y="159.12mm" svg:width="37.99mm" svg:height="21.2mm" draw:z-index="39">
        <draw:text-box>
          <text:section text:style-name="Sect1" text:name="Sekce39" text:protected="true">
            <text:section-source text:section-name="MasterLabel"/>
            <text:p text:style-name="Standard"/>
          </text:section>
        </draw:text-box>
      </draw:frame>
      <draw:frame draw:style-name="fr1" draw:name="Rámec39" text:anchor-type="page" text:anchor-page-number="1" svg:x="123.98mm" svg:y="159.12mm" svg:width="37.99mm" svg:height="21.2mm" draw:z-index="38">
        <draw:text-box>
          <text:section text:style-name="Sect1" text:name="Sekce38" text:protected="true">
            <text:section-source text:section-name="MasterLabel"/>
            <text:p text:style-name="Standard"/>
          </text:section>
        </draw:text-box>
      </draw:frame>
      <draw:frame draw:style-name="fr1" draw:name="Rámec38" text:anchor-type="page" text:anchor-page-number="1" svg:x="85.99mm" svg:y="159.12mm" svg:width="37.99mm" svg:height="21.2mm" draw:z-index="37">
        <draw:text-box>
          <text:section text:style-name="Sect1" text:name="Sekce37" text:protected="true">
            <text:section-source text:section-name="MasterLabel"/>
            <text:p text:style-name="Standard"/>
          </text:section>
        </draw:text-box>
      </draw:frame>
      <draw:frame draw:style-name="fr1" draw:name="Rámec37" text:anchor-type="page" text:anchor-page-number="1" svg:x="48mm" svg:y="159.12mm" svg:width="37.99mm" svg:height="21.2mm" draw:z-index="36">
        <draw:text-box>
          <text:section text:style-name="Sect1" text:name="Sekce36" text:protected="true">
            <text:section-source text:section-name="MasterLabel"/>
            <text:p text:style-name="Standard"/>
          </text:section>
        </draw:text-box>
      </draw:frame>
      <draw:frame draw:style-name="fr1" draw:name="Rámec36" text:anchor-type="page" text:anchor-page-number="1" svg:x="10mm" svg:y="159.12mm" svg:width="37.99mm" svg:height="21.2mm" draw:z-index="35">
        <draw:text-box>
          <text:section text:style-name="Sect1" text:name="Sekce35" text:protected="true">
            <text:section-source text:section-name="MasterLabel"/>
            <text:p text:style-name="Standard"/>
          </text:section>
        </draw:text-box>
      </draw:frame>
      <draw:frame draw:style-name="fr1" draw:name="Rámec35" text:anchor-type="page" text:anchor-page-number="1" svg:x="161.98mm" svg:y="137.92mm" svg:width="37.99mm" svg:height="21.2mm" draw:z-index="34">
        <draw:text-box>
          <text:section text:style-name="Sect1" text:name="Sekce34" text:protected="true">
            <text:section-source text:section-name="MasterLabel"/>
            <text:p text:style-name="Standard"/>
          </text:section>
        </draw:text-box>
      </draw:frame>
      <draw:frame draw:style-name="fr1" draw:name="Rámec34" text:anchor-type="page" text:anchor-page-number="1" svg:x="123.98mm" svg:y="137.92mm" svg:width="37.99mm" svg:height="21.2mm" draw:z-index="33">
        <draw:text-box>
          <text:section text:style-name="Sect1" text:name="Sekce33" text:protected="true">
            <text:section-source text:section-name="MasterLabel"/>
            <text:p text:style-name="Standard"/>
          </text:section>
        </draw:text-box>
      </draw:frame>
      <draw:frame draw:style-name="fr1" draw:name="Rámec33" text:anchor-type="page" text:anchor-page-number="1" svg:x="85.99mm" svg:y="137.92mm" svg:width="37.99mm" svg:height="21.2mm" draw:z-index="32">
        <draw:text-box>
          <text:section text:style-name="Sect1" text:name="Sekce32" text:protected="true">
            <text:section-source text:section-name="MasterLabel"/>
            <text:p text:style-name="Standard"/>
          </text:section>
        </draw:text-box>
      </draw:frame>
      <draw:frame draw:style-name="fr1" draw:name="Rámec32" text:anchor-type="page" text:anchor-page-number="1" svg:x="48mm" svg:y="137.92mm" svg:width="37.99mm" svg:height="21.2mm" draw:z-index="31">
        <draw:text-box>
          <text:section text:style-name="Sect1" text:name="Sekce31" text:protected="true">
            <text:section-source text:section-name="MasterLabel"/>
            <text:p text:style-name="Standard"/>
          </text:section>
        </draw:text-box>
      </draw:frame>
      <draw:frame draw:style-name="fr1" draw:name="Rámec31" text:anchor-type="page" text:anchor-page-number="1" svg:x="10mm" svg:y="137.92mm" svg:width="37.99mm" svg:height="21.2mm" draw:z-index="30">
        <draw:text-box>
          <text:section text:style-name="Sect1" text:name="Sekce30" text:protected="true">
            <text:section-source text:section-name="MasterLabel"/>
            <text:p text:style-name="Standard"/>
          </text:section>
        </draw:text-box>
      </draw:frame>
      <draw:frame draw:style-name="fr1" draw:name="Rámec30" text:anchor-type="page" text:anchor-page-number="1" svg:x="161.98mm" svg:y="116.72mm" svg:width="37.99mm" svg:height="21.2mm" draw:z-index="29">
        <draw:text-box>
          <text:section text:style-name="Sect1" text:name="Sekce29" text:protected="true">
            <text:section-source text:section-name="MasterLabel"/>
            <text:p text:style-name="Standard"/>
          </text:section>
        </draw:text-box>
      </draw:frame>
      <draw:frame draw:style-name="fr1" draw:name="Rámec29" text:anchor-type="page" text:anchor-page-number="1" svg:x="123.98mm" svg:y="116.72mm" svg:width="37.99mm" svg:height="21.2mm" draw:z-index="28">
        <draw:text-box>
          <text:section text:style-name="Sect1" text:name="Sekce28" text:protected="true">
            <text:section-source text:section-name="MasterLabel"/>
            <text:p text:style-name="Standard"/>
          </text:section>
        </draw:text-box>
      </draw:frame>
      <draw:frame draw:style-name="fr1" draw:name="Rámec28" text:anchor-type="page" text:anchor-page-number="1" svg:x="85.99mm" svg:y="116.72mm" svg:width="37.99mm" svg:height="21.2mm" draw:z-index="27">
        <draw:text-box>
          <text:section text:style-name="Sect1" text:name="Sekce27" text:protected="true">
            <text:section-source text:section-name="MasterLabel"/>
            <text:p text:style-name="Standard"/>
          </text:section>
        </draw:text-box>
      </draw:frame>
      <draw:frame draw:style-name="fr1" draw:name="Rámec27" text:anchor-type="page" text:anchor-page-number="1" svg:x="48mm" svg:y="116.72mm" svg:width="37.99mm" svg:height="21.2mm" draw:z-index="26">
        <draw:text-box>
          <text:section text:style-name="Sect1" text:name="Sekce26" text:protected="true">
            <text:section-source text:section-name="MasterLabel"/>
            <text:p text:style-name="Standard"/>
          </text:section>
        </draw:text-box>
      </draw:frame>
      <draw:frame draw:style-name="fr1" draw:name="Rámec26" text:anchor-type="page" text:anchor-page-number="1" svg:x="10mm" svg:y="116.72mm" svg:width="37.99mm" svg:height="21.2mm" draw:z-index="25">
        <draw:text-box>
          <text:section text:style-name="Sect1" text:name="Sekce25" text:protected="true">
            <text:section-source text:section-name="MasterLabel"/>
            <text:p text:style-name="Standard"/>
          </text:section>
        </draw:text-box>
      </draw:frame>
      <draw:frame draw:style-name="fr1" draw:name="Rámec25" text:anchor-type="page" text:anchor-page-number="1" svg:x="161.98mm" svg:y="95.51mm" svg:width="37.99mm" svg:height="21.2mm" draw:z-index="24">
        <draw:text-box>
          <text:section text:style-name="Sect1" text:name="Sekce24" text:protected="true">
            <text:section-source text:section-name="MasterLabel"/>
            <text:p text:style-name="Standard"/>
          </text:section>
        </draw:text-box>
      </draw:frame>
      <draw:frame draw:style-name="fr1" draw:name="Rámec24" text:anchor-type="page" text:anchor-page-number="1" svg:x="123.98mm" svg:y="95.51mm" svg:width="37.99mm" svg:height="21.2mm" draw:z-index="23">
        <draw:text-box>
          <text:section text:style-name="Sect1" text:name="Sekce23" text:protected="true">
            <text:section-source text:section-name="MasterLabel"/>
            <text:p text:style-name="Standard"/>
          </text:section>
        </draw:text-box>
      </draw:frame>
      <draw:frame draw:style-name="fr1" draw:name="Rámec23" text:anchor-type="page" text:anchor-page-number="1" svg:x="85.99mm" svg:y="95.51mm" svg:width="37.99mm" svg:height="21.2mm" draw:z-index="22">
        <draw:text-box>
          <text:section text:style-name="Sect1" text:name="Sekce22" text:protected="true">
            <text:section-source text:section-name="MasterLabel"/>
            <text:p text:style-name="Standard"/>
          </text:section>
        </draw:text-box>
      </draw:frame>
      <draw:frame draw:style-name="fr1" draw:name="Rámec22" text:anchor-type="page" text:anchor-page-number="1" svg:x="48mm" svg:y="95.51mm" svg:width="37.99mm" svg:height="21.2mm" draw:z-index="21">
        <draw:text-box>
          <text:section text:style-name="Sect1" text:name="Sekce21" text:protected="true">
            <text:section-source text:section-name="MasterLabel"/>
            <text:p text:style-name="Standard"/>
          </text:section>
        </draw:text-box>
      </draw:frame>
      <draw:frame draw:style-name="fr1" draw:name="Rámec21" text:anchor-type="page" text:anchor-page-number="1" svg:x="10mm" svg:y="95.51mm" svg:width="37.99mm" svg:height="21.2mm" draw:z-index="20">
        <draw:text-box>
          <text:section text:style-name="Sect1" text:name="Sekce20" text:protected="true">
            <text:section-source text:section-name="MasterLabel"/>
            <text:p text:style-name="Standard"/>
          </text:section>
        </draw:text-box>
      </draw:frame>
      <draw:frame draw:style-name="fr1" draw:name="Rámec20" text:anchor-type="page" text:anchor-page-number="1" svg:x="161.98mm" svg:y="74.31mm" svg:width="37.99mm" svg:height="21.2mm" draw:z-index="19">
        <draw:text-box>
          <text:section text:style-name="Sect1" text:name="Sekce19" text:protected="true">
            <text:section-source text:section-name="MasterLabel"/>
            <text:p text:style-name="Standard"/>
          </text:section>
        </draw:text-box>
      </draw:frame>
      <draw:frame draw:style-name="fr1" draw:name="Rámec19" text:anchor-type="page" text:anchor-page-number="1" svg:x="123.98mm" svg:y="74.31mm" svg:width="37.99mm" svg:height="21.2mm" draw:z-index="18">
        <draw:text-box>
          <text:section text:style-name="Sect1" text:name="Sekce18" text:protected="true">
            <text:section-source text:section-name="MasterLabel"/>
            <text:p text:style-name="Standard"/>
          </text:section>
        </draw:text-box>
      </draw:frame>
      <draw:frame draw:style-name="fr1" draw:name="Rámec18" text:anchor-type="page" text:anchor-page-number="1" svg:x="85.99mm" svg:y="74.31mm" svg:width="37.99mm" svg:height="21.2mm" draw:z-index="17">
        <draw:text-box>
          <text:section text:style-name="Sect1" text:name="Sekce17" text:protected="true">
            <text:section-source text:section-name="MasterLabel"/>
            <text:p text:style-name="Standard"/>
          </text:section>
        </draw:text-box>
      </draw:frame>
      <draw:frame draw:style-name="fr1" draw:name="Rámec17" text:anchor-type="page" text:anchor-page-number="1" svg:x="48mm" svg:y="74.31mm" svg:width="37.99mm" svg:height="21.2mm" draw:z-index="16">
        <draw:text-box>
          <text:section text:style-name="Sect1" text:name="Sekce16" text:protected="true">
            <text:section-source text:section-name="MasterLabel"/>
            <text:p text:style-name="Standard"/>
          </text:section>
        </draw:text-box>
      </draw:frame>
      <draw:frame draw:style-name="fr1" draw:name="Rámec16" text:anchor-type="page" text:anchor-page-number="1" svg:x="10mm" svg:y="74.31mm" svg:width="37.99mm" svg:height="21.2mm" draw:z-index="15">
        <draw:text-box>
          <text:section text:style-name="Sect1" text:name="Sekce15" text:protected="true">
            <text:section-source text:section-name="MasterLabel"/>
            <text:p text:style-name="Standard"/>
          </text:section>
        </draw:text-box>
      </draw:frame>
      <draw:frame draw:style-name="fr1" draw:name="Rámec15" text:anchor-type="page" text:anchor-page-number="1" svg:x="161.98mm" svg:y="53.11mm" svg:width="37.99mm" svg:height="21.2mm" draw:z-index="14">
        <draw:text-box>
          <text:section text:style-name="Sect1" text:name="Sekce14" text:protected="true">
            <text:section-source text:section-name="MasterLabel"/>
            <text:p text:style-name="Standard"/>
          </text:section>
        </draw:text-box>
      </draw:frame>
      <draw:frame draw:style-name="fr1" draw:name="Rámec14" text:anchor-type="page" text:anchor-page-number="1" svg:x="123.98mm" svg:y="53.11mm" svg:width="37.99mm" svg:height="21.2mm" draw:z-index="13">
        <draw:text-box>
          <text:section text:style-name="Sect1" text:name="Sekce13" text:protected="true">
            <text:section-source text:section-name="MasterLabel"/>
            <text:p text:style-name="Standard"/>
          </text:section>
        </draw:text-box>
      </draw:frame>
      <draw:frame draw:style-name="fr1" draw:name="Rámec13" text:anchor-type="page" text:anchor-page-number="1" svg:x="85.99mm" svg:y="53.11mm" svg:width="37.99mm" svg:height="21.2mm" draw:z-index="12">
        <draw:text-box>
          <text:section text:style-name="Sect1" text:name="Sekce12" text:protected="true">
            <text:section-source text:section-name="MasterLabel"/>
            <text:p text:style-name="Standard"/>
          </text:section>
        </draw:text-box>
      </draw:frame>
      <draw:frame draw:style-name="fr1" draw:name="Rámec12" text:anchor-type="page" text:anchor-page-number="1" svg:x="48mm" svg:y="53.11mm" svg:width="37.99mm" svg:height="21.2mm" draw:z-index="11">
        <draw:text-box>
          <text:section text:style-name="Sect1" text:name="Sekce11" text:protected="true">
            <text:section-source text:section-name="MasterLabel"/>
            <text:p text:style-name="Standard"/>
          </text:section>
        </draw:text-box>
      </draw:frame>
      <draw:frame draw:style-name="fr1" draw:name="Rámec11" text:anchor-type="page" text:anchor-page-number="1" svg:x="10mm" svg:y="53.11mm" svg:width="37.99mm" svg:height="21.2mm" draw:z-index="10">
        <draw:text-box>
          <text:section text:style-name="Sect1" text:name="Sekce10" text:protected="true">
            <text:section-source text:section-name="MasterLabel"/>
            <text:p text:style-name="Standard"/>
          </text:section>
        </draw:text-box>
      </draw:frame>
      <draw:frame draw:style-name="fr1" draw:name="Rámec10" text:anchor-type="page" text:anchor-page-number="1" svg:x="161.98mm" svg:y="31.91mm" svg:width="37.99mm" svg:height="21.2mm" draw:z-index="9">
        <draw:text-box>
          <text:section text:style-name="Sect1" text:name="Sekce9" text:protected="true">
            <text:section-source text:section-name="MasterLabel"/>
            <text:p text:style-name="Standard"/>
          </text:section>
        </draw:text-box>
      </draw:frame>
      <draw:frame draw:style-name="fr1" draw:name="Rámec9" text:anchor-type="page" text:anchor-page-number="1" svg:x="123.98mm" svg:y="31.91mm" svg:width="37.99mm" svg:height="21.2mm" draw:z-index="8">
        <draw:text-box>
          <text:section text:style-name="Sect1" text:name="Sekce8" text:protected="true">
            <text:section-source text:section-name="MasterLabel"/>
            <text:p text:style-name="Standard"/>
          </text:section>
        </draw:text-box>
      </draw:frame>
      <draw:frame draw:style-name="fr1" draw:name="Rámec8" text:anchor-type="page" text:anchor-page-number="1" svg:x="85.99mm" svg:y="31.91mm" svg:width="37.99mm" svg:height="21.2mm" draw:z-index="7">
        <draw:text-box>
          <text:section text:style-name="Sect1" text:name="Sekce7" text:protected="true">
            <text:section-source text:section-name="MasterLabel"/>
            <text:p text:style-name="Standard"/>
          </text:section>
        </draw:text-box>
      </draw:frame>
      <draw:frame draw:style-name="fr1" draw:name="Rámec7" text:anchor-type="page" text:anchor-page-number="1" svg:x="48mm" svg:y="31.91mm" svg:width="37.99mm" svg:height="21.2mm" draw:z-index="6">
        <draw:text-box>
          <text:section text:style-name="Sect1" text:name="Sekce6" text:protected="true">
            <text:section-source text:section-name="MasterLabel"/>
            <text:p text:style-name="Standard"/>
          </text:section>
        </draw:text-box>
      </draw:frame>
      <draw:frame draw:style-name="fr1" draw:name="Rámec6" text:anchor-type="page" text:anchor-page-number="1" svg:x="10mm" svg:y="31.91mm" svg:width="37.99mm" svg:height="21.2mm" draw:z-index="5">
        <draw:text-box>
          <text:section text:style-name="Sect1" text:name="Sekce5" text:protected="true">
            <text:section-source text:section-name="MasterLabel"/>
            <text:p text:style-name="Standard"/>
          </text:section>
        </draw:text-box>
      </draw:frame>
      <draw:frame draw:style-name="fr1" draw:name="Rámec5" text:anchor-type="page" text:anchor-page-number="1" svg:x="161.98mm" svg:y="10.71mm" svg:width="37.99mm" svg:height="21.2mm" draw:z-index="4">
        <draw:text-box>
          <text:section text:style-name="Sect1" text:name="Sekce4" text:protected="true">
            <text:section-source text:section-name="MasterLabel"/>
            <text:p text:style-name="Standard"/>
          </text:section>
        </draw:text-box>
      </draw:frame>
      <draw:frame draw:style-name="fr1" draw:name="Rámec4" text:anchor-type="page" text:anchor-page-number="1" svg:x="123.98mm" svg:y="10.71mm" svg:width="37.99mm" svg:height="21.2mm" draw:z-index="3">
        <draw:text-box>
          <text:section text:style-name="Sect1" text:name="Sekce3" text:protected="true">
            <text:section-source text:section-name="MasterLabel"/>
            <text:p text:style-name="Standard"/>
          </text:section>
        </draw:text-box>
      </draw:frame>
      <draw:frame draw:style-name="fr1" draw:name="Rámec3" text:anchor-type="page" text:anchor-page-number="1" svg:x="85.99mm" svg:y="10.71mm" svg:width="37.99mm" svg:height="21.2mm" draw:z-index="2">
        <draw:text-box>
          <text:section text:style-name="Sect1" text:name="Sekce2" text:protected="true">
            <text:section-source text:section-name="MasterLabel"/>
            <text:p text:style-name="Standard"/>
          </text:section>
        </draw:text-box>
      </draw:frame>
      <draw:frame draw:style-name="fr1" draw:name="Rámec2" text:anchor-type="page" text:anchor-page-number="1" svg:x="48mm" svg:y="10.71mm" svg:width="37.99mm" svg:height="21.2mm" draw:z-index="1">
        <draw:text-box>
          <text:section text:style-name="Sect1" text:name="Sekce1" text:protected="true">
            <text:section-source text:section-name="MasterLabel"/>
            <text:p text:style-name="Standard"/>
          </text:section>
        </draw:text-box>
      </draw:frame>
      <draw:frame draw:style-name="fr1" draw:name="Rámec1" text:anchor-type="page" text:anchor-page-number="1" svg:x="10mm" svg:y="10.71mm" svg:width="37.99mm" svg:height="21.2mm" draw:z-index="0">
        <draw:text-box>
          <text:section text:style-name="Sect1" text:name="MasterLabel">
            <text:p text:style-name="Standard"/>
          </text:section>
        </draw:text-box>
      </draw:fram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cs" fo:country="CZ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Mangal" style:font-family-complex="Mangal" style:language-complex="zxx" style:country-complex="none"/>
    </style:style>
    <style:style style:name="Frame_20_contents" style:display-name="Frame contents" style:family="paragraph" style:parent-style-name="Standard" style:class="extra"/>
    <style:style style:name="Labels" style:family="graphic" style:auto-update="true">
      <style:graphic-properties svg:width="37.99mm" svg:height="21.2mm" text:anchor-type="as-char" svg:y="0mm" fo:margin-left="0mm" fo:margin-right="0mm" fo:margin-top="0mm" fo:margin-bottom="0mm" style:protect="size position" style:vertical-pos="top" style:vertical-rel="base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" style:paper-tray-name="" style:print-orientation="portrait" fo:margin-top="10.71mm" fo:margin-bottom="0mm" fo:margin-left="10mm" fo:margin-right="0mm" style:writing-mode="lr-tb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Green Cabinet</meta:initial-creator>
    <meta:creation-date>2022-08-24T12:15:00.293000000</meta:creation-date>
    <meta:editing-cycles>1</meta:editing-cycles>
    <meta:editing-duration>PT42S</meta:editing-duration>
    <dc:title>Rayfilm 0102</dc:title>
    <dc:date>2022-08-24T12:15:39.955000000</dc:date>
    <dc:creator>Green Cabinet</dc:creator>
    <meta:document-statistic meta:table-count="0" meta:image-count="0" meta:object-count="0" meta:page-count="1" meta:paragraph-count="0" meta:word-count="0" meta:character-count="0" meta:non-whitespace-character-count="0"/>
    <meta:generator>LibreOffice/7.4.0.3$Windows_X86_64 LibreOffice_project/f85e47c08ddd19c015c0114a68350214f7066f5a</meta:generator>
  </office:meta>
</office:document-meta>
</file>